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7138in"/>
    </style:style>
    <style:style style:name="co7" style:family="table-column">
      <style:table-column-properties fo:break-before="auto" style:column-width="5.6043in"/>
    </style:style>
    <style:style style:name="co8" style:family="table-column">
      <style:table-column-properties fo:break-before="auto" style:column-width="1.1366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429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2217in" fo:break-before="auto" style:use-optimal-row-height="true"/>
    </style:style>
    <style:style style:name="ro7" style:family="table-row">
      <style:table-row-properties style:row-height="0.2047in" fo:break-before="auto" style:use-optimal-row-height="true"/>
    </style:style>
    <style:style style:name="ro8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ext-properties style:font-name="Arial" style:font-name-asian="Arial Unicode MS" style:font-name-complex="Arial Unicode MS"/>
    </style:style>
    <style:style style:name="ce4" style:family="table-cell" style:parent-style-name="Default">
      <style:text-properties fo:color="#393939" style:text-outline="false" style:text-line-through-styl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93939" style:text-outline="false" style:text-line-through-style="none" style:font-name="Arial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/>
    <style:style style:name="ce8" style:family="table-cell" style:parent-style-name="Default" style:data-style-name="N104"/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e_price</text:p>
          </table:table-cell>
          <table:table-cell office:value-type="string" calcext:value-type="string">
            <text:p>amazon_price</text:p>
          </table:table-cell>
          <table:table-cell office:value-type="string" calcext:value-type="string">
            <text:p>bestbuy_price</text:p>
          </table:table-cell>
          <table:table-cell office:value-type="string" calcext:value-type="string">
            <text:p>newegg_price</text:p>
          </table:table-cell>
          <table:table-cell office:value-type="string" calcext:value-type="string">
            <text:p>apple_price</text:p>
          </table:table-cell>
          <table:table-cell office:value-type="string" calcext:value-type="string">
            <text:p>weight_lb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brightness_nits</text:p>
          </table:table-cell>
          <table:table-cell/>
          <table:table-cell office:value-type="string" calcext:value-type="string">
            <text:p>data_source</text:p>
          </table:table-cell>
          <table:table-cell office:value-type="string" calcext:value-type="string">
            <text:p>collected_date</text:p>
          </table:table-cell>
          <table:table-cell office:value-type="string" calcext:value-type="string">
            <text:p>data_source_brightness</text:p>
          </table:table-cell>
          <table:table-cell office:value-type="string" calcext:value-type="string">
            <text:p>buy_amazon</text:p>
          </table:table-cell>
          <table:table-cell office:value-type="string" calcext:value-type="string">
            <text:p>buy_bestbuy</text:p>
          </table:table-cell>
          <table:table-cell office:value-type="string" calcext:value-type="string">
            <text:p>buy_newegg</text:p>
          </table:table-cell>
          <table:table-cell office:value-type="string" calcext:value-type="string">
            <text:p>buy_apple</text:p>
          </table:table-cell>
        </table:table-row>
        <table:table-row table:style-name="ro2">
          <table:table-cell office:value-type="string" calcext:value-type="string">
            <text:p>Samsung Galaxy Tab Pro 8.4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ablet</text:p>
          </table:table-cell>
          <table:table-cell table:style-name="ce1" office:value-type="string" calcext:value-type="string">
            <text:p>SM-T320NZWAXAR</text:p>
          </table:table-cell>
          <table:table-cell table:style-name="ce7" office:value-type="date" office:date-value="2014-07-11" calcext:value-type="date">
            <text:p>07/11/14</text:p>
          </table:table-cell>
          <table:table-cell office:value-type="float" office:value="329" calcext:value-type="float">
            <text:p>329</text:p>
          </table:table-cell>
          <table:table-cell office:value-type="float" office:value="329.99" calcext:value-type="float">
            <text:p>329.99</text:p>
          </table:table-cell>
          <table:table-cell office:value-type="float" office:value="368.99" calcext:value-type="float">
            <text:p>368.99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office:value-type="float" office:value="1600" calcext:value-type="float">
            <text:p>1600</text:p>
          </table:table-cell>
          <table:table-cell office:value-type="float" office:value="2560" calcext:value-type="float">
            <text:p>2560</text:p>
          </table:table-cell>
          <table:table-cell table:style-name="ce1" table:formula="of:=([.L2]^2+[.M2]^2)^(0.5)" office:value-type="float" office:value="3018.87396225811" calcext:value-type="float">
            <text:p>3019</text:p>
          </table:table-cell>
          <table:table-cell table:style-name="ce1" table:formula="of:=ROUNDDOWN([.N2]/[.K2];0)" office:value-type="float" office:value="359" calcext:value-type="float">
            <text:p>359</text:p>
          </table:table-cell>
          <table:table-cell table:style-name="ce1" office:value-type="float" office:value="410" calcext:value-type="float">
            <text:p>410</text:p>
          </table:table-cell>
          <table:table-cell/>
          <table:table-cell office:value-type="string" calcext:value-type="string">
            <text:p>http://www.samsung.com/us/mobile/galaxy-tab/SM-T320NZWAXAR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Samsung-Galaxy-Tab-PRO-8.4-Review_id3588</text:p>
          </table:table-cell>
          <table:table-cell office:value-type="string" calcext:value-type="string">
            <text:p>http://www.amazon.com/Samsung-Galaxy-8-4-Inch-Tablet-White/dp/B00HWMPRNY</text:p>
          </table:table-cell>
          <table:table-cell office:value-type="string" calcext:value-type="string">
            <text:p>http://www.bestbuy.com/site/samsung-galaxy-tab-pro-8-4-16gb-black/3715001.p?id=1219093181535&amp;skuId=3715001</text:p>
          </table:table-cell>
          <table:table-cell office:value-type="string" calcext:value-type="string">
            <text:p>http://www.newegg.com/Product/Product.aspx?Item=9SIA0ZX1FH6092&amp;cm_re=samsung_galaxy_tab_8.4-_-34-131-701-_-Product</text:p>
          </table:table-cell>
          <table:table-cell/>
        </table:table-row>
        <table:table-row table:style-name="ro2">
          <table:table-cell office:value-type="string" calcext:value-type="string">
            <text:p>Apple Ipad Mini with Retin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tablet</text:p>
          </table:table-cell>
          <table:table-cell table:style-name="ce2" office:value-type="string" calcext:value-type="string">
            <text:p>ME279LL/A</text:p>
          </table:table-cell>
          <table:table-cell table:style-name="ce7" office:value-type="date" office:date-value="2014-07-11" calcext:value-type="date">
            <text:p>07/11/14</text:p>
          </table:table-cell>
          <table:table-cell office:value-type="float" office:value="367" calcext:value-type="float">
            <text:p>367</text:p>
          </table:table-cell>
          <table:table-cell office:value-type="float" office:value="399.99" calcext:value-type="float">
            <text:p>399.99</text:p>
          </table:table-cell>
          <table:table-cell office:value-type="float" office:value="389.99" calcext:value-type="float">
            <text:p>389.99</text:p>
          </table:table-cell>
          <table:table-cell office:value-type="float" office:value="399" calcext:value-type="float">
            <text:p>399</text:p>
          </table:table-cell>
          <table:table-cell office:value-type="float" office:value="0.73" calcext:value-type="float">
            <text:p>0.73</text:p>
          </table:table-cell>
          <table:table-cell office:value-type="float" office:value="7.9" calcext:value-type="float">
            <text:p>7.9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style-name="ce1" table:formula="of:=([.L3]^2+[.M3]^2)^(0.5)" office:value-type="float" office:value="2560" calcext:value-type="float">
            <text:p>2560</text:p>
          </table:table-cell>
          <table:table-cell table:style-name="ce1" table:formula="of:=ROUNDDOWN([.N3]/[.K3];0)" office:value-type="float" office:value="324" calcext:value-type="float">
            <text:p>324</text:p>
          </table:table-cell>
          <table:table-cell table:style-name="ce1" office:value-type="float" office:value="450" calcext:value-type="float">
            <text:p>450</text:p>
          </table:table-cell>
          <table:table-cell/>
          <table:table-cell office:value-type="string" calcext:value-type="string">
            <text:p><text:a xlink:href="http://www.apple.com/ipad-mini/" xlink:type="simple">http://www.apple.com/ipad-mini/</text:a>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LG-G-Pad-8.3-vs-Apple-iPad-mini-2-with-Retina-Display_id3527</text:p>
          </table:table-cell>
          <table:table-cell office:value-type="string" calcext:value-type="string">
            <text:p>http://www.amazon.com/Apple-Retina-Display-Silver-VERSION/dp/B00GQDBS7O/ref=sr_1_1?ie=UTF8&amp;qid=1405122997&amp;sr=8-1&amp;keywords=Apple+Ipad+Mini+with+Retina</text:p>
          </table:table-cell>
          <table:table-cell office:value-type="string" calcext:value-type="string">
            <text:p>http://www.bestbuy.com/site/apple-ipad-mini-with-retina-display-wi-fi-16gb-silver-white/7008561.p?id=1218820847217&amp;skuId=7008561&amp;st=ME279LL/A&amp;cp=1&amp;lp=1</text:p>
          </table:table-cell>
          <table:table-cell office:value-type="string" calcext:value-type="string">
            <text:p>http://www.newegg.com/Product/Product.aspx?Item=9SIA22A1N68301&amp;cm_re=ME279LL%2fA-_-58-753-324-_-Product</text:p>
          </table:table-cell>
          <table:table-cell/>
        </table:table-row>
        <table:table-row table:style-name="ro1">
          <table:table-cell office:value-type="string" calcext:value-type="string">
            <text:p>Dell Ultrasharp 27” Monito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desktop monitor</text:p>
          </table:table-cell>
          <table:table-cell table:style-name="ce3" office:value-type="string" calcext:value-type="string">
            <text:p>U2713H</text:p>
          </table:table-cell>
          <table:table-cell table:style-name="ce7" office:value-type="date" office:date-value="2014-07-11" calcext:value-type="date">
            <text:p>07/11/14</text:p>
          </table:table-cell>
          <table:table-cell office:value-type="float" office:value="689.97" calcext:value-type="float">
            <text:p>689.97</text:p>
          </table:table-cell>
          <table:table-cell office:value-type="float" office:value="999.99" calcext:value-type="float">
            <text:p>999.99</text:p>
          </table:table-cell>
          <table:table-cell office:value-type="float" office:value="799.99" calcext:value-type="float">
            <text:p>799.9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1" table:formula="of:=([.L4]^2+[.M4]^2)^(0.5)" office:value-type="float" office:value="2937.20956010973" calcext:value-type="float">
            <text:p>2937</text:p>
          </table:table-cell>
          <table:table-cell table:style-name="ce1" table:formula="of:=ROUNDDOWN([.N4]/[.K4];0)" office:value-type="float" office:value="108" calcext:value-type="float">
            <text:p>108</text:p>
          </table:table-cell>
          <table:table-cell table:style-name="ce1" office:value-type="float" office:value="350" calcext:value-type="float">
            <text:p>350</text:p>
          </table:table-cell>
          <table:table-cell/>
          <table:table-cell office:value-type="string" calcext:value-type="string">
            <text:p>http://accessories.us.dell.com/sna/productdetail.aspx?c=us&amp;l=en&amp;cs=19&amp;sku=225-4148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accessories.us.dell.com/sna/productdetail.aspx?c=us&amp;l=en&amp;cs=19&amp;sku=225-4148</text:p>
          </table:table-cell>
          <table:table-cell office:value-type="string" calcext:value-type="string">
            <text:p>http://www.amazon.com/Dell-UltraSharp-104P6-27-Inch-LED-lit/dp/B00BBIS0M0/ref=sr_1_1?ie=UTF8&amp;qid=1405123017&amp;sr=8-1&amp;keywords=U2713H</text:p>
          </table:table-cell>
          <table:table-cell office:value-type="string" calcext:value-type="string">
            <text:p>http://www.bestbuy.com/site/dell-ultrasharp-u2713h-27-led-hd-monitor-black/9596108.p?id=1219033497098&amp;skuId=9596108&amp;st=U2713H&amp;cp=1&amp;lp=1</text:p>
          </table:table-cell>
          <table:table-cell office:value-type="string" calcext:value-type="string">
            <text:p>http://www.newegg.com/Product/Product.aspx?Item=N82E16824260125&amp;cm_re=U2713H-_-24-260-125-_-Product</text:p>
          </table:table-cell>
          <table:table-cell/>
        </table:table-row>
        <table:table-row table:style-name="ro3">
          <table:table-cell office:value-type="string" calcext:value-type="string">
            <text:p>Apple 27" Thunderbolt Displa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esktop monitor</text:p>
          </table:table-cell>
          <table:table-cell table:style-name="ce4" office:value-type="string" calcext:value-type="string">
            <text:p>MC914LL/A/B</text:p>
          </table:table-cell>
          <table:table-cell table:style-name="ce7" office:value-type="date" office:date-value="2014-07-11" calcext:value-type="date">
            <text:p>07/11/14</text:p>
          </table:table-cell>
          <table:table-cell/>
          <table:table-cell office:value-type="float" office:value="999.99" calcext:value-type="float">
            <text:p>999.99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23.5" calcext:value-type="float">
            <text:p>23.5</text:p>
          </table:table-cell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1" table:formula="of:=([.L5]^2+[.M5]^2)^(0.5)" office:value-type="float" office:value="2937.20956010973" calcext:value-type="float">
            <text:p>2937</text:p>
          </table:table-cell>
          <table:table-cell table:style-name="ce1" table:formula="of:=ROUNDDOWN([.N5]/[.K5];0)" office:value-type="float" office:value="108" calcext:value-type="float">
            <text:p>108</text:p>
          </table:table-cell>
          <table:table-cell table:style-name="ce1" office:value-type="float" office:value="375" calcext:value-type="float">
            <text:p>375</text:p>
          </table:table-cell>
          <table:table-cell/>
          <table:table-cell office:value-type="string" calcext:value-type="string">
            <text:p>http://www.apple.com/displays/specs.html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www.apple.com/displays/specs.html</text:p>
          </table:table-cell>
          <table:table-cell table:number-columns-repeated="3"/>
          <table:table-cell office:value-type="string" calcext:value-type="string">
            <text:p>http://store.apple.com/us/product/MC914LL/B/apple-thunderbolt-display-27-inch?aid=www-k2-displays+-+index-n%40p&amp;cp=k2-displays+-n%40p</text:p>
          </table:table-cell>
        </table:table-row>
        <table:table-row table:style-name="ro2">
          <table:table-cell office:value-type="string" calcext:value-type="string">
            <text:p>HP 20” Flat Screen Monit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sktop monitor</text:p>
          </table:table-cell>
          <table:table-cell table:style-name="ce5" office:value-type="string" calcext:value-type="string">
            <text:p>W2071D</text:p>
          </table:table-cell>
          <table:table-cell table:style-name="ce7" office:value-type="date" office:date-value="2014-07-11" calcext:value-type="date">
            <text:p>07/11/14</text:p>
          </table:table-cell>
          <table:table-cell office:value-type="float" office:value="129.99" calcext:value-type="float">
            <text:p>129.99</text:p>
          </table:table-cell>
          <table:table-cell office:value-type="float" office:value="89.99" calcext:value-type="float">
            <text:p>89.9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1" table:formula="of:=([.L6]^2+[.M6]^2)^(0.5)" office:value-type="float" office:value="1835.75597506858" calcext:value-type="float">
            <text:p>1836</text:p>
          </table:table-cell>
          <table:table-cell table:style-name="ce1" table:formula="of:=ROUNDDOWN([.N6]/[.K6];0)" office:value-type="float" office:value="91" calcext:value-type="float">
            <text:p>91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office:value-type="string" calcext:value-type="string">
            <text:p>http://h20566.www2.hp.com/portal/site/hpsc/template.PAGE/public/kb/docDisplay?javax.portlet.begCacheTok=com.vignette.cachetoken&amp;javax.portlet.endCacheTok=com.vignette.cachetoken&amp;javax.portlet.prp_ba847bafb2a2d782fcbb0710b053ce01=wsrp-navigationalState%3DdocId%253Demr_na-c03361036-1%257CdocLocale%253D%257CcalledBy%253D&amp;javax.portlet.tpst=ba847bafb2a2d782fcbb0710b053ce01&amp;sp4ts.oid=3884696&amp;ac.admitted=1402446358741.876444892.199480143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h20566.www2.hp.com/portal/site/hpsc/template.PAGE/public/kb/docDisplay?javax.portlet.begCacheTok=com.vignette.cachetoken&amp;javax.portlet.endCacheTok=com.vignette.cachetoken&amp;javax.portlet.prp_ba847bafb2a2d782fcbb0710b053ce01=wsrp-navigationalState%3DdocId%253Demr_na-c03361036-1%257CdocLocale%253D%257CcalledBy%253D&amp;javax.portlet.tpst=ba847bafb2a2d782fcbb0710b053ce01&amp;sp4ts.oid=3884696&amp;ac.admitted=1402446358741.876444892.199480143</text:p>
          </table:table-cell>
          <table:table-cell office:value-type="string" calcext:value-type="string">
            <text:p>http://www.amazon.com/Hp-Widescreen-Flat-panel-Lcd-led-Monitor/dp/B008LE4XU0/ref=sr_1_1?ie=UTF8&amp;qid=1405123673&amp;sr=8-1&amp;keywords=W2071D</text:p>
          </table:table-cell>
          <table:table-cell office:value-type="string" calcext:value-type="string">
            <text:p>http://www.bestbuy.com/site/hp-20-widescreen-flat-panel-led-hd-monitor/5563131.p?id=1218661381932&amp;skuId=5563131&amp;st=W2071D&amp;cp=1&amp;lp=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 Imac 27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E088LL/A</text:p>
          </table:table-cell>
          <table:table-cell table:style-name="ce7" office:value-type="date" office:date-value="2014-07-11" calcext:value-type="date">
            <text:p>07/11/14</text:p>
          </table:table-cell>
          <table:table-cell/>
          <table:table-cell office:value-type="float" office:value="1749.99" calcext:value-type="float">
            <text:p>1749.99</text:p>
          </table:table-cell>
          <table:table-cell office:value-type="float" office:value="1592.99" calcext:value-type="float">
            <text:p>1592.99</text:p>
          </table:table-cell>
          <table:table-cell office:value-type="float" office:value="1799" calcext:value-type="float">
            <text:p>179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1" table:formula="of:=([.L7]^2+[.M7]^2)^(0.5)" office:value-type="float" office:value="2937.20956010973" calcext:value-type="float">
            <text:p>2937</text:p>
          </table:table-cell>
          <table:table-cell table:style-name="ce1" table:formula="of:=ROUNDDOWN([.N7]/[.K7];0)"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ttp://www.apple.com/imac/specs/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www.pcmag.com/article2/0,2817,2411377,00.asp</text:p>
          </table:table-cell>
          <table:table-cell/>
          <table:table-cell office:value-type="string" calcext:value-type="string">
            <text:p>http://www.bestbuy.com/site/searchpage.jsp?_dyncharset=UTF-8&amp;_dynSessConf=&amp;id=pcat17071&amp;type=page&amp;sc=Global&amp;cp=1&amp;nrp=15&amp;sp=&amp;qp=&amp;list=n&amp;iht=y&amp;usc=All+Categories&amp;ks=960&amp;fs=saas&amp;saas=saas&amp;keys=keys&amp;st=ME088LL%2FA</text:p>
          </table:table-cell>
          <table:table-cell office:value-type="string" calcext:value-type="string">
            <text:p>http://www.newegg.com/Product/Product.aspx?Item=N82E16883104173R&amp;cm_re=ME088LL%2fA-_-83-104-173R-_-Product</text:p>
          </table:table-cell>
          <table:table-cell/>
        </table:table-row>
        <table:table-row table:style-name="ro4">
          <table:table-cell office:value-type="string" calcext:value-type="string">
            <text:p>Sharp 32” 4k Ultra HD Monitor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desktop monitor</text:p>
          </table:table-cell>
          <table:table-cell office:value-type="string" calcext:value-type="string">
            <text:p>PNK321 </text:p>
          </table:table-cell>
          <table:table-cell table:style-name="ce7" office:value-type="date" office:date-value="2014-07-11" calcext:value-type="date">
            <text:p>07/11/14</text:p>
          </table:table-cell>
          <table:table-cell office:value-type="float" office:value="3066.57" calcext:value-type="float">
            <text:p>3066.57</text:p>
          </table:table-cell>
          <table:table-cell/>
          <table:table-cell office:value-type="float" office:value="3199.99" calcext:value-type="float">
            <text:p>3199.9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table:style-name="ce1" table:formula="of:=([.L8]^2+[.M8]^2)^(0.5)" office:value-type="float" office:value="4405.8143401646" calcext:value-type="float">
            <text:p>4406</text:p>
          </table:table-cell>
          <table:table-cell table:style-name="ce1" table:formula="of:=ROUNDDOWN([.N8]/[.K8];0)" office:value-type="float" office:value="137" calcext:value-type="float">
            <text:p>137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https://www.sharpusa.com/ForBusiness/PresentationProducts/ProfessionalLCDMonitors/PNK321.aspx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s://www.sharpusa.com/ForBusiness/PresentationProducts/ProfessionalLCDMonitors/PNK321.aspx</text:p>
          </table:table-cell>
          <table:table-cell office:value-type="string" calcext:value-type="string">
            <text:p>http://www.amazon.com/PNK321-3840-2160-800-LED-Backlit/dp/B00C49R198/ref=sr_1_1?ie=UTF8&amp;qid=1405123832&amp;sr=8-1&amp;keywords=Sharp+PNK321</text:p>
          </table:table-cell>
          <table:table-cell/>
          <table:table-cell office:value-type="string" calcext:value-type="string">
            <text:p>http://www.newegg.com/Product/ProductList.aspx?Submit=ENE&amp;DEPA=0&amp;Order=BESTMATCH&amp;Description=PNK321+&amp;N=-1&amp;isNodeId=1</text:p>
          </table:table-cell>
          <table:table-cell/>
        </table:table-row>
        <table:table-row table:style-name="ro2">
          <table:table-cell office:value-type="string" calcext:value-type="string">
            <text:p>Macbook Air 13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laptop</text:p>
          </table:table-cell>
          <table:table-cell table:style-name="ce2" office:value-type="string" calcext:value-type="string">
            <text:p>MD760LL/B</text:p>
          </table:table-cell>
          <table:table-cell table:style-name="ce7" office:value-type="date" office:date-value="2014-07-11" calcext:value-type="date">
            <text:p>07/11/14</text:p>
          </table:table-cell>
          <table:table-cell table:number-columns-repeated="2" office:value-type="float" office:value="949.99" calcext:value-type="float">
            <text:p>949.99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2.96" calcext:value-type="float">
            <text:p>2.96</text:p>
          </table:table-cell>
          <table:table-cell office:value-type="float" office:value="13" calcext:value-type="float">
            <text:p>1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1" table:formula="of:=([.L9]^2+[.M9]^2)^(0.5)" office:value-type="float" office:value="1698.11660377019" calcext:value-type="float">
            <text:p>1698</text:p>
          </table:table-cell>
          <table:table-cell table:style-name="ce1" table:formula="of:=ROUNDDOWN([.N9]/[.K9];0)" office:value-type="float" office:value="130" calcext:value-type="float">
            <text:p>13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https://www.apple.com/macbook-air/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www.laptopmag.com/reviews/laptops/apple-macbook-air-13-inch-2014.aspx</text:p>
          </table:table-cell>
          <table:table-cell office:value-type="string" calcext:value-type="string">
            <text:p>http://www.amazon.com/Apple-MacBook-MD760LL-13-3-Inch-VERSION/dp/B00746Z6RK/ref=sr_1_1?ie=UTF8&amp;qid=1405123928&amp;sr=8-1&amp;keywords=MD760LL%2FB</text:p>
          </table:table-cell>
          <table:table-cell office:value-type="string" calcext:value-type="string">
            <text:p>http://www.bestbuy.com/site/apple-macbook-air-latest-model-13-3-display-intel-core-i5-4gb-memory-128gb-flash-storage/2712009.p?id=1219076158205&amp;skuId=2712009&amp;st=MD760LL/B&amp;cp=1&amp;lp=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book Pro with Retina 13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laptop</text:p>
          </table:table-cell>
          <table:table-cell table:style-name="ce2" office:value-type="string" calcext:value-type="string">
            <text:p>ME865LL/A</text:p>
          </table:table-cell>
          <table:table-cell table:style-name="ce7" office:value-type="date" office:date-value="2014-07-11" calcext:value-type="date">
            <text:p>07/11/14</text:p>
          </table:table-cell>
          <table:table-cell office:value-type="float" office:value="1399" calcext:value-type="float">
            <text:p>1399</text:p>
          </table:table-cell>
          <table:table-cell office:value-type="float" office:value="1424.99" calcext:value-type="float">
            <text:p>1424.99</text:p>
          </table:table-cell>
          <table:table-cell office:value-type="float" office:value="1899.95" calcext:value-type="float">
            <text:p>1899.95</text:p>
          </table:table-cell>
          <table:table-cell office:value-type="float" office:value="1299" calcext:value-type="float">
            <text:p>1299</text:p>
          </table:table-cell>
          <table:table-cell office:value-type="float" office:value="3.46" calcext:value-type="float">
            <text:p>3.46</text:p>
          </table:table-cell>
          <table:table-cell office:value-type="float" office:value="13.3" calcext:value-type="float">
            <text:p>13.3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1" table:formula="of:=([.L10]^2+[.M10]^2)^(0.5)" office:value-type="float" office:value="2937.20956010973" calcext:value-type="float">
            <text:p>2937</text:p>
          </table:table-cell>
          <table:table-cell table:style-name="ce1" table:formula="of:=ROUNDDOWN([.N10]/[.K10];0)"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ttp://www.apple.com/macbook-pro/specs-retina/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appleinsider.com/articles/12/10/23/apple-unveils-13-inch-macbook-pro-with-retina-display</text:p>
          </table:table-cell>
          <table:table-cell office:value-type="string" calcext:value-type="string">
            <text:p>http://www.amazon.com/Apple-MacBook-ME865LL-13-3-Inch-Display/dp/B0096VBXQE/ref=sr_1_1?ie=UTF8&amp;qid=1405123957&amp;sr=8-1&amp;keywords=ME865LL%2FA</text:p>
          </table:table-cell>
          <table:table-cell office:value-type="string" calcext:value-type="string">
            <text:p>http://www.bestbuy.com/site/apple-macbook-pro-with-retina-display-13-3-display-8gb-memory-256gb-flash-storage/6293168.p?id=1218725802337&amp;skuId=6293168&amp;st=ME865LL/A&amp;cp=1&amp;lp=1</text:p>
          </table:table-cell>
          <table:table-cell office:value-type="string" calcext:value-type="string">
            <text:p>http://www.newegg.com/Product/Product.aspx?Item=9SIA0AJ1KC4356&amp;cm_re=ME865LL%2fA-_-34-100-326-_-Product</text:p>
          </table:table-cell>
          <table:table-cell/>
        </table:table-row>
        <table:table-row table:style-name="ro2">
          <table:table-cell office:value-type="string" calcext:value-type="string">
            <text:p>Apple Iphone 5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smartphone</text:p>
          </table:table-cell>
          <table:table-cell table:style-name="ce2" office:value-type="string" calcext:value-type="string">
            <text:p>ME343LL/A</text:p>
          </table:table-cell>
          <table:table-cell table:style-name="ce7" office:value-type="date" office:date-value="2014-07-11" calcext:value-type="date">
            <text:p>07/11/14</text:p>
          </table:table-cell>
          <table:table-cell office:value-type="float" office:value="672.55" calcext:value-type="float">
            <text:p>672.55</text:p>
          </table:table-cell>
          <table:table-cell office:value-type="float" office:value="699.99" calcext:value-type="float">
            <text:p>699.99</text:p>
          </table:table-cell>
          <table:table-cell office:value-type="float" office:value="714.99" calcext:value-type="float">
            <text:p>714.99</text:p>
          </table:table-cell>
          <table:table-cell office:value-type="float" office:value="649" calcext:value-type="float">
            <text:p>649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136" calcext:value-type="float">
            <text:p>1136</text:p>
          </table:table-cell>
          <table:table-cell office:value-type="float" office:value="640" calcext:value-type="float">
            <text:p>640</text:p>
          </table:table-cell>
          <table:table-cell table:style-name="ce1" table:formula="of:=([.L11]^2+[.M11]^2)^(0.5)" office:value-type="float" office:value="1303.87729484028" calcext:value-type="float">
            <text:p>1304</text:p>
          </table:table-cell>
          <table:table-cell table:style-name="ce1" table:formula="of:=ROUNDDOWN([.N11]/[.K11];0)" office:value-type="float" office:value="325" calcext:value-type="float">
            <text:p>325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http://www.apple.com/iphone-5s/specs/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Google-Nexus-5-vs-Apple-iPhone-5s_id3480</text:p>
          </table:table-cell>
          <table:table-cell office:value-type="string" calcext:value-type="string">
            <text:p>http://www.amazon.com/Apple-iPhone-5s-Gold-Unlocked/dp/B00F3J4E5U/ref=sr_1_2?ie=UTF8&amp;qid=1405124032&amp;sr=8-2&amp;keywords=ME343LL%2FA</text:p>
          </table:table-cell>
          <table:table-cell office:value-type="string" calcext:value-type="string">
            <text:p>http://www.bestbuy.com/site/searchpage.jsp?_dyncharset=UTF-8&amp;_dynSessConf=8698755397349018610&amp;id=pcat17071&amp;type=page&amp;ks=960&amp;st=ME343LL%2FA&amp;sc=Global&amp;cp=1&amp;sp=&amp;qp=soldby_facet%3DSAAS%7ESold+By%7EBest+Buy&amp;list=y&amp;usc=All+Categories&amp;nrp=15&amp;fs=saas&amp;iht=n&amp;seeAll=</text:p>
          </table:table-cell>
          <table:table-cell office:value-type="string" calcext:value-type="string">
            <text:p>http://www.newegg.com/Product/Product.aspx?Item=N82E16875100091&amp;cm_re=ME343LL%2fA-_-75-100-091-_-Product</text:p>
          </table:table-cell>
          <table:table-cell/>
        </table:table-row>
        <table:table-row table:style-name="ro5">
          <table:table-cell office:value-type="string" calcext:value-type="string">
            <text:p>Google Nexus 5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martphone</text:p>
          </table:table-cell>
          <table:table-cell table:style-name="ce2" office:value-type="string" calcext:value-type="string">
            <text:p>LGD82016KT</text:p>
          </table:table-cell>
          <table:table-cell table:style-name="ce7" office:value-type="date" office:date-value="2014-07-11" calcext:value-type="date">
            <text:p>07/11/14</text:p>
          </table:table-cell>
          <table:table-cell office:value-type="float" office:value="529.99" calcext:value-type="float">
            <text:p>529.99</text:p>
          </table:table-cell>
          <table:table-cell office:value-type="float" office:value="449.99" calcext:value-type="float">
            <text:p>449.99</text:p>
          </table:table-cell>
          <table:table-cell office:value-type="float" office:value="470.99" calcext:value-type="float">
            <text:p>470.99</text:p>
          </table:table-cell>
          <table:table-cell table:number-columns-repeated="2"/>
          <table:table-cell office:value-type="float" office:value="4.95" calcext:value-type="float">
            <text:p>4.95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style-name="ce1" table:formula="of:=([.L12]^2+[.M12]^2)^(0.5)" office:value-type="float" office:value="2202.9071700823" calcext:value-type="float">
            <text:p>2203</text:p>
          </table:table-cell>
          <table:table-cell table:style-name="ce1" table:formula="of:=ROUNDDOWN([.N12]/[.K12];0)" office:value-type="float" office:value="445" calcext:value-type="float">
            <text:p>445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ttp://www.google.com/nexus/5/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Google-Nexus-5-vs-Apple-iPhone-5s_id3480</text:p>
          </table:table-cell>
          <table:table-cell office:value-type="string" calcext:value-type="string">
            <text:p>http://www.amazon.com/Google-Nexus-Android-Sprint-Nextel/dp/B00KAGJCLC/ref=sr_1_2?ie=UTF8&amp;qid=1405124071&amp;sr=8-2&amp;keywords=LGD82016KT</text:p>
          </table:table-cell>
          <table:table-cell office:value-type="string" calcext:value-type="string">
            <text:p>http://www.bestbuy.com/site/searchpage.jsp?_dyncharset=UTF-8&amp;_dynSessConf=&amp;id=pcat17071&amp;type=page&amp;sc=Global&amp;cp=1&amp;nrp=15&amp;sp=&amp;qp=&amp;list=n&amp;iht=y&amp;usc=All+Categories&amp;ks=960&amp;fs=saas&amp;saas=saas&amp;keys=keys&amp;st=LGD82016KT</text:p>
          </table:table-cell>
          <table:table-cell office:value-type="string" calcext:value-type="string">
            <text:p>http://www.newegg.com/Product/Product.aspx?Item=N82E16875136238&amp;cm_re=Google_Nexus_5-_-75-136-238-_-Product</text:p>
          </table:table-cell>
          <table:table-cell/>
        </table:table-row>
        <table:table-row table:style-name="ro6">
          <table:table-cell office:value-type="string" calcext:value-type="string">
            <text:p>Kindle Fire HD 7“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ablet</text:p>
          </table:table-cell>
          <table:table-cell table:style-name="ce4" office:value-type="string" calcext:value-type="string">
            <text:p>B00C5W16B8</text:p>
          </table:table-cell>
          <table:table-cell table:style-name="ce7" office:value-type="date" office:date-value="2014-07-11" calcext:value-type="date">
            <text:p>07/11/14</text:p>
          </table:table-cell>
          <table:table-cell office:value-type="float" office:value="129" calcext:value-type="float">
            <text:p>129</text:p>
          </table:table-cell>
          <table:table-cell office:value-type="float" office:value="169.99" calcext:value-type="float">
            <text:p>169.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" table:formula="of:=([.L13]^2+[.M13]^2)^(0.5)" office:value-type="float" office:value="1509.43698112906" calcext:value-type="float">
            <text:p>1509</text:p>
          </table:table-cell>
          <table:table-cell table:style-name="ce1" table:formula="of:=ROUNDDOWN([.N13]/[.K13];0)" office:value-type="float" office:value="215" calcext:value-type="float">
            <text:p>215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http://www.amazon.com/Kindle-Fire-HD-Display-Wi-Fi/dp/B00C5W16B8/ref=sr_1_3?s=electronics&amp;ie=UTF8&amp;qid=1402512304&amp;sr=1-3&amp;keywords=amazon+tablets#tech</text:p>
          </table:table-cell>
          <table:table-cell table:style-name="ce7" office:value-type="date" office:date-value="2014-06-11" calcext:value-type="date">
            <text:p>06/11/14</text:p>
          </table:table-cell>
          <table:table-cell office:value-type="string" calcext:value-type="string">
            <text:p>http://www.notebookcheck.net/Review-Amazon-Kindle-Fire-HD-8-9-Tablet.85965.0.html</text:p>
          </table:table-cell>
          <table:table-cell office:value-type="string" calcext:value-type="string">
            <text:p>http://www.amazon.com/Kindle-Fire-HD-Display-Wi-Fi/dp/B00C5W16B8/ref=sr_1_1?ie=UTF8&amp;qid=1405124140&amp;sr=8-1&amp;keywords=B00C5W16B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Kindle Fire HDX 7”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ablet</text:p>
          </table:table-cell>
          <table:table-cell table:style-name="ce6" office:value-type="string" calcext:value-type="string">
            <text:p>B00BWYQ9YE</text:p>
          </table:table-cell>
          <table:table-cell table:style-name="ce7" office:value-type="date" office:date-value="2014-07-11" calcext:value-type="date">
            <text:p>07/11/14</text:p>
          </table:table-cell>
          <table:table-cell office:value-type="float" office:value="199" calcext:value-type="float">
            <text:p>199</text:p>
          </table:table-cell>
          <table:table-cell office:value-type="float" office:value="229.99" calcext:value-type="float">
            <text:p>229.99</text:p>
          </table:table-cell>
          <table:table-cell office:value-type="float" office:value="199.99" calcext:value-type="float">
            <text:p>199.9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style-name="ce1" table:formula="of:=([.L14]^2+[.M14]^2)^(0.5)" office:value-type="float" office:value="2264.15547169358" calcext:value-type="float">
            <text:p>2264</text:p>
          </table:table-cell>
          <table:table-cell table:style-name="ce1" table:formula="of:=ROUNDDOWN([.N14]/[.K14];0)" office:value-type="float" office:value="323" calcext:value-type="float">
            <text:p>32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http://www.amazon.com/Kindle-Fire-HD-Display-Wi-Fi/dp/B00C5W16B8/ref=sr_1_3?s=electronics&amp;ie=UTF8&amp;qid=1402512304&amp;sr=1-3&amp;keywords=amazon+tablets#tech</text:p>
          </table:table-cell>
          <table:table-cell table:style-name="ce7"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news/Amazon-Kindle-Fire-HDX-8.9-beats-out-the-Apple-iPad-Air-and-Nexus-10-in-display-test_id49053</text:p>
          </table:table-cell>
          <table:table-cell office:value-type="string" calcext:value-type="string">
            <text:p>http://www.bestbuy.com/site/searchpage.jsp?_dyncharset=UTF-8&amp;_dynSessConf=&amp;id=pcat17071&amp;type=page&amp;sc=Global&amp;cp=1&amp;nrp=15&amp;sp=&amp;qp=&amp;list=n&amp;iht=y&amp;usc=All+Categories&amp;ks=960&amp;fs=saas&amp;saas=saas&amp;keys=keys&amp;st=B00BWYQ9YE</text:p>
          </table:table-cell>
          <table:table-cell/>
          <table:table-cell office:value-type="string" calcext:value-type="string">
            <text:p>http://www.newegg.com/Product/Product.aspx?Item=N82E16834328003&amp;cm_re=Kindle_Fire_HDX_7-_-34-328-003-_-Product</text:p>
          </table:table-cell>
          <table:table-cell/>
        </table:table-row>
        <table:table-row table:style-name="ro6">
          <table:table-cell office:value-type="string" calcext:value-type="string">
            <text:p>Samsung Galaxy Note 10.1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ablet</text:p>
          </table:table-cell>
          <table:table-cell table:style-name="ce4" office:value-type="string" calcext:value-type="string">
            <text:p>SM-P6000ZKYXAR</text:p>
          </table:table-cell>
          <table:table-cell table:style-name="ce7" office:value-type="date" office:date-value="2014-07-11" calcext:value-type="date">
            <text:p>07/11/14</text:p>
          </table:table-cell>
          <table:table-cell office:value-type="float" office:value="479" calcext:value-type="float">
            <text:p>479</text:p>
          </table:table-cell>
          <table:table-cell office:value-type="float" office:value="499.99" calcext:value-type="float">
            <text:p>499.99</text:p>
          </table:table-cell>
          <table:table-cell office:value-type="float" office:value="464.99" calcext:value-type="float">
            <text:p>464.99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table:style-name="ce1" table:formula="of:=([.L15]^2+[.M15]^2)^(0.5)" office:value-type="float" office:value="3018.87396225811" calcext:value-type="float">
            <text:p>3019</text:p>
          </table:table-cell>
          <table:table-cell table:style-name="ce1" table:formula="of:=ROUNDDOWN([.N15]/[.K15];0)" office:value-type="float" office:value="298" calcext:value-type="float">
            <text:p>298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http://www.samsung.com/global/microsite/2014galaxynote10.1/specification.html</text:p>
          </table:table-cell>
          <table:table-cell table:style-name="ce7"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reviews/Samsung-Galaxy-Note-10.1-2014-vs-Apple-iPad-4_id3445</text:p>
          </table:table-cell>
          <table:table-cell office:value-type="string" calcext:value-type="string">
            <text:p>http://www.amazon.com/Samsung-Galaxy-Note-Edition-Black/dp/B00F3SOJ7O/ref=sr_1_1?ie=UTF8&amp;qid=1405124232&amp;sr=8-1&amp;keywords=SM-P6000ZKYXAR</text:p>
          </table:table-cell>
          <table:table-cell office:value-type="string" calcext:value-type="string">
            <text:p>http://www.bestbuy.com/site/samsung-galaxy-note-10-1-2014-edition-16gb-black/2076007.p?id=1219068488087&amp;skuId=2076007&amp;st=SM-P6000ZKYXAR&amp;cp=1&amp;lp=1</text:p>
          </table:table-cell>
          <table:table-cell office:value-type="string" calcext:value-type="string">
            <text:p>http://www.newegg.com/Product/Product.aspx?Item=9SIA3V71R26184&amp;cm_re=SM-P6000ZKYXAR-_-34-131-630-_-Product</text:p>
          </table:table-cell>
          <table:table-cell/>
        </table:table-row>
        <table:table-row table:style-name="ro7">
          <table:table-cell office:value-type="string" calcext:value-type="string">
            <text:p>Google Nexus 7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tablet</text:p>
          </table:table-cell>
          <table:table-cell table:style-name="ce6" office:value-type="string" calcext:value-type="string">
            <text:p>NEXUS7 ASUS-2B16</text:p>
          </table:table-cell>
          <table:table-cell table:style-name="ce7" office:value-type="date" office:date-value="2014-07-11" calcext:value-type="date">
            <text:p>07/11/14</text:p>
          </table:table-cell>
          <table:table-cell office:value-type="float" office:value="221.84" calcext:value-type="float">
            <text:p>221.84</text:p>
          </table:table-cell>
          <table:table-cell office:value-type="float" office:value="229.99" calcext:value-type="float">
            <text:p>229.99</text:p>
          </table:table-cell>
          <table:table-cell office:value-type="float" office:value="127.99" calcext:value-type="float">
            <text:p>127.9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" table:formula="of:=([.L16]^2+[.M16]^2)^(0.5)" office:value-type="float" office:value="1509.43698112906" calcext:value-type="float">
            <text:p>1509</text:p>
          </table:table-cell>
          <table:table-cell table:style-name="ce1" table:formula="of:=ROUNDDOWN([.N16]/[.K16];0)" office:value-type="float" office:value="215" calcext:value-type="float">
            <text:p>2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http://www.google.com/nexus/7/specs/</text:p>
          </table:table-cell>
          <table:table-cell table:style-name="ce7" office:value-type="date" office:date-value="2014-06-11" calcext:value-type="date">
            <text:p>06/11/14</text:p>
          </table:table-cell>
          <table:table-cell office:value-type="string" calcext:value-type="string">
            <text:p>http://www.anandtech.com/show/7176/nexus-7-2013-mini-review/2</text:p>
          </table:table-cell>
          <table:table-cell office:value-type="string" calcext:value-type="string">
            <text:p>http://www.amazon.com/Nexus-Google-7-Inch-Black-Tablet/dp/B00DVFLJDS/ref=sr_1_1?ie=UTF8&amp;qid=1405124278&amp;sr=8-1&amp;keywords=NEXUS7+ASUS-2B16</text:p>
          </table:table-cell>
          <table:table-cell office:value-type="string" calcext:value-type="string">
            <text:p>http://www.bestbuy.com/site/google-nexus-7-16gb-black/1484847.p?id=1219052238174&amp;skuId=1484847&amp;st=NEXUS7%20ASUS-2B16&amp;cp=1&amp;lp=2</text:p>
          </table:table-cell>
          <table:table-cell office:value-type="string" calcext:value-type="string">
            <text:p>http://www.newegg.com/Product/Product.aspx?Item=N82E16834231555R&amp;cm_re=NEXUS7_ASUS-2B16-_-34-231-555R-_-Product</text:p>
          </table:table-cell>
          <table:table-cell/>
        </table:table-row>
        <table:table-row table:style-name="ro7">
          <table:table-cell office:value-type="string" calcext:value-type="string">
            <text:p>Apple Ipad Ai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tablet</text:p>
          </table:table-cell>
          <table:table-cell table:style-name="ce6" office:value-type="string" calcext:value-type="string">
            <text:p>MD788LL/A</text:p>
          </table:table-cell>
          <table:table-cell table:style-name="ce7" office:value-type="date" office:date-value="2014-07-11" calcext:value-type="date">
            <text:p>07/11/14</text:p>
          </table:table-cell>
          <table:table-cell office:value-type="float" office:value="464.49" calcext:value-type="float">
            <text:p>464.49</text:p>
          </table:table-cell>
          <table:table-cell office:value-type="float" office:value="499.99" calcext:value-type="float">
            <text:p>499.99</text:p>
          </table:table-cell>
          <table:table-cell office:value-type="float" office:value="493.89" calcext:value-type="float">
            <text:p>493.89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style-name="ce1" table:formula="of:=([.L17]^2+[.M17]^2)^(0.5)" office:value-type="float" office:value="2560" calcext:value-type="float">
            <text:p>2560</text:p>
          </table:table-cell>
          <table:table-cell table:style-name="ce1" table:formula="of:=ROUNDDOWN([.N17]/[.K17];0)" office:value-type="float" office:value="263" calcext:value-type="float">
            <text:p>263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https://www.apple.com/ipad-air/</text:p>
          </table:table-cell>
          <table:table-cell table:style-name="ce7"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reviews/Samsung-Galaxy-Note-10.1-2014-vs-Apple-iPad-4_id3445</text:p>
          </table:table-cell>
          <table:table-cell office:value-type="string" calcext:value-type="string">
            <text:p>http://www.amazon.com/Apple-MD788LL-Silver-NEWEST-VERSION/dp/B00G2Y4WNY/ref=sr_1_1?ie=UTF8&amp;qid=1405124325&amp;sr=8-1&amp;keywords=MD788LL%2FA</text:p>
          </table:table-cell>
          <table:table-cell office:value-type="string" calcext:value-type="string">
            <text:p>http://www.bestbuy.com/site/apple-ipad-air-with-wi-fi-16gb-silver/2579045.p?id=1219074892314&amp;skuId=2579045&amp;st=MD788LL/A&amp;cp=1&amp;lp=2</text:p>
          </table:table-cell>
          <table:table-cell office:value-type="string" calcext:value-type="string">
            <text:p>http://www.newegg.com/Product/Product.aspx?Item=9SIA49U1EP6317&amp;cm_re=MD788LL%2fA-_-58-753-276-_-Product</text:p>
          </table:table-cell>
          <table:table-cell/>
        </table:table-row>
        <table:table-row table:style-name="ro1">
          <table:table-cell office:value-type="string" calcext:value-type="string">
            <text:p>Fire Phon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Not Available</text:p>
          </table:table-cell>
          <table:table-cell table:style-name="ce7" office:value-type="date" office:date-value="2014-07-11" calcext:value-type="date">
            <text:p>07/11/14</text:p>
          </table:table-cell>
          <table:table-cell office:value-type="float" office:value="649" calcext:value-type="float">
            <text:p>649</text:p>
          </table:table-cell>
          <table:table-cell table:number-columns-repeated="4"/>
          <table:table-cell office:value-type="float" office:value="4.7" calcext:value-type="float">
            <text:p>4.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" table:formula="of:=([.L18]^2+[.M18]^2)^(0.5)" office:value-type="float" office:value="1468.60478005487" calcext:value-type="float">
            <text:p>1469</text:p>
          </table:table-cell>
          <table:table-cell table:style-name="ce1" table:formula="of:=ROUNDDOWN([.N18]/[.K18];0)" office:value-type="float" office:value="312" calcext:value-type="float">
            <text:p>312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http://www.amazon.com/Amazon-Fire-Phone-32GB-AT/dp/B00EOE0WKQ#tech</text:p>
          </table:table-cell>
          <table:table-cell table:style-name="ce7" office:value-type="date" office:date-value="2014-06-24" calcext:value-type="date">
            <text:p>06/24/14</text:p>
          </table:table-cell>
          <table:table-cell office:value-type="string" calcext:value-type="string">
            <text:p>http://www.amazon.com/Amazon-Fire-Phone-32GB-AT/dp/B00EOE0WKQ#te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ni 1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5600US</text:p>
          </table:table-cell>
          <table:table-cell table:style-name="ce7" office:value-type="date" office:date-value="2014-07-11" calcext:value-type="date">
            <text:p>07/11/14</text:p>
          </table:table-cell>
          <table:table-cell office:value-type="float" office:value="249" calcext:value-type="float">
            <text:p>249</text:p>
          </table:table-cell>
          <table:table-cell office:value-type="float" office:value="379.99" calcext:value-type="float">
            <text:p>379.99</text:p>
          </table:table-cell>
          <table:table-cell office:value-type="float" office:value="349.99" calcext:value-type="float">
            <text:p>349.9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style-name="ce1" table:formula="of:=([.L19]^2+[.M19]^2)^(0.5)" office:value-type="float" office:value="2264.15547169358" calcext:value-type="float">
            <text:p>2264</text:p>
          </table:table-cell>
          <table:table-cell table:style-name="ce1" table:formula="of:=ROUNDDOWN([.N19]/[.K19];0)" office:value-type="float" office:value="226" calcext:value-type="float">
            <text:p>22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http://shopping.hp.com/en_US/home-office/-/products/Tablets/Omni/F4C56UA;pgid=3g1wIlq6I0FSRpF5ebu6KeSq0000OMwaXXqv;sid=HDbDOq0CMFrAOv6oRR_dt3UNLJn_rp2tIKI0Nfvim7qJ-82SW_9lxeNM?HP-Omni-10&amp;&amp;rwCategory=-&amp;rwCatalog=-</text:p>
          </table:table-cell>
          <table:table-cell table:style-name="ce7" office:value-type="date" office:date-value="2014-06-24" calcext:value-type="date">
            <text:p>06/24/14</text:p>
          </table:table-cell>
          <table:table-cell office:value-type="string" calcext:value-type="string">
            <text:p>http://microsoft-news.com/great-deals-hp-omni-10-full-hd-windows-tablet-for-349-dell-xps-14-ultrabook-for-649-and-more/</text:p>
          </table:table-cell>
          <table:table-cell office:value-type="string" calcext:value-type="string">
            <text:p>http://www.amazon.com/HP-O10-5600US-10-1-Inch-Tablet-Graphite/dp/B00GSPW2QG/ref=sr_1_1?ie=UTF8&amp;qid=1405124468&amp;sr=8-1&amp;keywords=Omni+10</text:p>
          </table:table-cell>
          <table:table-cell office:value-type="string" calcext:value-type="string">
            <text:p>http://www.bestbuy.com/site/hp-omni-10-5600us-tablet-32gb-black/2886342.p?id=1219080834325&amp;skuId=2886342&amp;st=omni%2010&amp;cp=1&amp;lp=1</text:p>
          </table:table-cell>
          <table:table-cell office:value-type="string" calcext:value-type="string">
            <text:p>http://www.newegg.com/Product/Product.aspx?Item=9SIA3ZF1NK5444&amp;cm_re=5600US-_-34-257-764-_-Product</text:p>
          </table:table-cell>
          <table:table-cell/>
        </table:table-row>
        <table:table-row table:style-name="ro3">
          <table:table-cell office:value-type="string" calcext:value-type="string">
            <text:p>HP Pavillion TouchSmar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etBook <text:s/></text:p>
          </table:table-cell>
          <table:table-cell table:number-columns-repeated="2"/>
          <table:table-cell table:style-name="ce8" office:value-type="currency" office:currency="USD" office:value="399.99" calcext:value-type="currency">
            <text:p>$399.99</text:p>
          </table:table-cell>
          <table:table-cell table:style-name="ce8" table:number-columns-repeated="3"/>
          <table:table-cell office:value-type="float" office:value="3.08" calcext:value-type="float">
            <text:p>3.08</text:p>
          </table:table-cell>
          <table:table-cell table:number-columns-repeated="14"/>
        </table:table-row>
        <table:table-row table:style-name="ro8" table:number-rows-repeated="1048555">
          <table:table-cell table:number-columns-repeated="24"/>
        </table:table-row>
        <table:table-row table:style-name="ro8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/00/0000</text:date>, <text:time style:data-style-name="N2" text:time-value="0000-00-00T16:42:50.6486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6:05:34.455015000</meta:creation-date>
    <dc:date>2014-07-11T18:11:22.868248000</dc:date>
    <meta:editing-duration>PT4H16M6S</meta:editing-duration>
    <meta:editing-cycles>109</meta:editing-cycles>
    <meta:generator>LibreOffice/4.1.6.2$MacOSX_x86 LibreOffice_project/40ff705089295be5be0aae9b15123f687c05b0a</meta:generator>
    <meta:document-statistic meta:table-count="1" meta:cell-count="379" meta:object-count="0"/>
  </office:meta>
</office:document-meta>
</file>